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2pt" style:language-asian="ar" style:country-asian="SA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2pt" style:language-asian="zh" style:country-asian="CN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Noto Sans Arab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Noto Sans Arab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Noto Sans Arabic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778cm" svg:y="0.487cm">
            <draw:object draw:notify-on-update-of-ranges="Sheet1.B3:Sheet1.B5 Sheet1.C3:Sheet1.C5 Sheet1.D3:Sheet1.D5 Sheet1.E3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784cm" svg:y="10.322cm">
            <draw:object draw:notify-on-update-of-ranges="Sheet1.B3:Sheet1.B5 Sheet1.C8:Sheet1.C10 Sheet1.D8:Sheet1.D10 Sheet1.E8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row table:style-name="ro1">
          <table:table-cell/>
          <table:table-cell table:style-name="ce1" office:value-type="string" calcext:value-type="string" table:number-columns-spanned="4" table:number-rows-spanned="1">
            <text:p>Para vectores de N=15360</text:p>
          </table:table-cell>
          <table:covered-table-cell table:number-columns-repeated="3" table:style-name="Default"/>
        </table:table-row>
        <table:table-row table:style-name="ro1">
          <table:table-cell/>
          <table:table-cell office:value-type="string" calcext:value-type="string">
            <text:p>Chun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/>
          <table:table-cell table:style-name="ce3" office:value-type="string" calcext:value-type="string">
            <text:p>por defecto</text:p>
          </table:table-cell>
          <table:table-cell table:style-name="ce7" office:value-type="float" office:value="0.61092861" calcext:value-type="float">
            <text:p>0,61092861</text:p>
          </table:table-cell>
          <table:table-cell table:style-name="ce7" office:value-type="float" office:value="0.454954367" calcext:value-type="float">
            <text:p>0,454954367</text:p>
          </table:table-cell>
          <table:table-cell table:style-name="ce7" office:value-type="float" office:value="0.728995036" calcext:value-type="float">
            <text:p>0,728995036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.527765665" calcext:value-type="float">
            <text:p>0,527765665</text:p>
          </table:table-cell>
          <table:table-cell table:style-name="ce8" office:value-type="float" office:value="0.492020015" calcext:value-type="float">
            <text:p>0,492020015</text:p>
          </table:table-cell>
          <table:table-cell table:style-name="ce8" office:value-type="float" office:value="0.842538986" calcext:value-type="float">
            <text:p>0,842538986</text:p>
          </table:table-cell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42741305" calcext:value-type="float">
            <text:p>0,42741305</text:p>
          </table:table-cell>
          <table:table-cell table:style-name="ce9" office:value-type="float" office:value="0.418437518" calcext:value-type="float">
            <text:p>0,418437518</text:p>
          </table:table-cell>
          <table:table-cell table:style-name="ce9" office:value-type="float" office:value="0.824048381" calcext:value-type="float">
            <text:p>0,82404838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Chun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/>
          <table:table-cell table:style-name="ce3" office:value-type="string" calcext:value-type="string">
            <text:p>por defecto</text:p>
          </table:table-cell>
          <table:table-cell table:style-name="ce7" office:value-type="float" office:value="0.602022868" calcext:value-type="float">
            <text:p>0,602022868</text:p>
          </table:table-cell>
          <table:table-cell table:style-name="ce7" office:value-type="float" office:value="0.462909214" calcext:value-type="float">
            <text:p>0,462909214</text:p>
          </table:table-cell>
          <table:table-cell table:style-name="ce7" office:value-type="float" office:value="0.805224452" calcext:value-type="float">
            <text:p>0,805224452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.557505533" calcext:value-type="float">
            <text:p>0,557505533</text:p>
          </table:table-cell>
          <table:table-cell table:style-name="ce8" office:value-type="float" office:value="0.491554864" calcext:value-type="float">
            <text:p>0,491554864</text:p>
          </table:table-cell>
          <table:table-cell table:style-name="ce8" office:value-type="float" office:value="0.817123774" calcext:value-type="float">
            <text:p>0,817123774</text:p>
          </table:table-cell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style-name="ce9" office:value-type="float" office:value="0.428355489" calcext:value-type="float">
            <text:p>0,428355489</text:p>
          </table:table-cell>
          <table:table-cell table:style-name="ce9" office:value-type="float" office:value="0.422202423" calcext:value-type="float">
            <text:p>0,422202423</text:p>
          </table:table-cell>
          <table:table-cell table:style-name="ce9" office:value-type="float" office:value="0.788883634" calcext:value-type="float">
            <text:p>0,7888836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1:46:52.224396592</meta:creation-date>
    <dc:date>2021-05-17T12:35:07.234933324</dc:date>
    <meta:editing-duration>PT34M3S</meta:editing-duration>
    <meta:editing-cycles>5</meta:editing-cycles>
    <meta:generator>LibreOffice/6.4.6.2$Linux_X86_64 LibreOffice_project/40$Build-2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618cm" svg:y="0.423cm" chart:style-name="ch2">
          <text:p>Primera medición</text:p>
        </chart:title>
        <chart:subtitle svg:x="4.81cm" svg:y="0.571cm" chart:style-name="ch3">
          <text:p>Vectores N=15360</text:p>
        </chart:subtitle>
        <chart:legend chart:legend-position="end" svg:x="14.057cm" svg:y="3.694cm" style:legend-expansion="custom" chartooo:width="1.942cm" chartooo:height="1.612cm" style:legend-expansion-aspect-ratio="1.20471464019851" chart:style-name="ch4"/>
        <chart:plot-area chart:style-name="ch5" table:cell-range-address="Sheet1.B3:Sheet1.E5" chart:data-source-has-labels="both" svg:x="0.634cm" svg:y="1.259cm" svg:width="13.382cm" svg:height="7.435cm">
          <chartooo:coordinate-region svg:x="1.753cm" svg:y="1.461cm" svg:width="12.263cm" svg:height="6.58cm"/>
          <chart:axis chart:dimension="x" chart:name="primary-x" chart:style-name="ch6" chartooo:axis-type="auto">
            <chartooo:date-scale/>
            <chart:title svg:x="7.302cm" svg:y="8.448cm" chart:style-name="ch7">
              <text:p>Chunk</text:p>
            </chart:title>
            <chart:categories table:cell-range-address="Sheet1.B3:Sheet1.B5"/>
          </chart:axis>
          <chart:axis chart:dimension="y" chart:name="primary-y" chart:style-name="ch8">
            <chart:title svg:x="0cm" svg:y="5.732cm" chart:style-name="ch9">
              <text:p>Tiempo(s)</text:p>
            </chart:title>
            <chart:grid chart:style-name="ch10" chart:class="major"/>
          </chart:axis>
          <chart:series chart:style-name="ch11" chart:values-cell-range-address="Sheet1.C3:Sheet1.C5" loext:label-string="&quot;Static&quot;" chart:class="chart:bar">
            <chart:data-point chart:repeated="3"/>
          </chart:series>
          <chart:series chart:style-name="ch12" chart:values-cell-range-address="Sheet1.D3:Sheet1.D5" loext:label-string="&quot;Dynamic&quot;" chart:class="chart:bar">
            <chart:data-point chart:repeated="3"/>
          </chart:series>
          <chart:series chart:style-name="ch13" chart:values-cell-range-address="Sheet1.E3:Sheet1.E5" loext:label-string="&quot;Guided&quot;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B3:Sheet1.B5</svg:desc>
                </draw:g>
              </table:table-cell>
              <table:table-cell office:value-type="float" office:value="0.61092861">
                <text:p>0.61092861</text:p>
                <draw:g>
                  <svg:desc>Sheet1.C3:Sheet1.C5</svg:desc>
                </draw:g>
              </table:table-cell>
              <table:table-cell office:value-type="float" office:value="0.454954367">
                <text:p>0.454954367</text:p>
                <draw:g>
                  <svg:desc>Sheet1.D3:Sheet1.D5</svg:desc>
                </draw:g>
              </table:table-cell>
              <table:table-cell office:value-type="float" office:value="0.728995036">
                <text:p>0.728995036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7765665">
                <text:p>0.527765665</text:p>
              </table:table-cell>
              <table:table-cell office:value-type="float" office:value="0.492020015">
                <text:p>0.492020015</text:p>
              </table:table-cell>
              <table:table-cell office:value-type="float" office:value="0.842538986">
                <text:p>0.8425389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2741305">
                <text:p>0.42741305</text:p>
              </table:table-cell>
              <table:table-cell office:value-type="float" office:value="0.418437518">
                <text:p>0.418437518</text:p>
              </table:table-cell>
              <table:table-cell office:value-type="float" office:value="0.824048381">
                <text:p>0.824048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619cm" svg:y="0.425cm" chart:style-name="ch2">
          <text:p>Segunda medición</text:p>
        </chart:title>
        <chart:subtitle svg:x="4.81cm" svg:y="0.571cm" chart:style-name="ch3">
          <text:p>Vectores N=15360</text:p>
        </chart:subtitle>
        <chart:legend chart:legend-position="end" svg:x="14.057cm" svg:y="3.694cm" style:legend-expansion="custom" chartooo:width="1.942cm" chartooo:height="1.612cm" style:legend-expansion-aspect-ratio="1.20471464019851" chart:style-name="ch4"/>
        <chart:plot-area chart:style-name="ch5" table:cell-range-address="Sheet1.B3:Sheet1.B5 Sheet1.C8:Sheet1.E10" chart:data-source-has-labels="both" svg:x="0.634cm" svg:y="1.259cm" svg:width="13.382cm" svg:height="7.435cm">
          <chartooo:coordinate-region svg:x="1.753cm" svg:y="1.461cm" svg:width="12.263cm" svg:height="6.58cm"/>
          <chart:axis chart:dimension="x" chart:name="primary-x" chart:style-name="ch6" chartooo:axis-type="auto">
            <chartooo:date-scale/>
            <chart:title svg:x="7.304cm" svg:y="8.448cm" chart:style-name="ch7">
              <text:p>Chunk</text:p>
            </chart:title>
            <chart:categories table:cell-range-address="Sheet1.B3:Sheet1.B5"/>
          </chart:axis>
          <chart:axis chart:dimension="y" chart:name="primary-y" chart:style-name="ch8">
            <chart:title svg:x="0cm" svg:y="5.732cm" chart:style-name="ch9">
              <text:p>Tiempo(s)</text:p>
            </chart:title>
            <chart:grid chart:style-name="ch10" chart:class="major"/>
          </chart:axis>
          <chart:series chart:style-name="ch11" chart:values-cell-range-address="Sheet1.C8:Sheet1.C10" loext:label-string="&quot;Static&quot;" chart:class="chart:bar">
            <chart:data-point chart:repeated="3"/>
          </chart:series>
          <chart:series chart:style-name="ch12" chart:values-cell-range-address="Sheet1.D8:Sheet1.D10" loext:label-string="&quot;Dynamic&quot;" chart:class="chart:bar">
            <chart:data-point chart:repeated="3"/>
          </chart:series>
          <chart:series chart:style-name="ch13" chart:values-cell-range-address="Sheet1.E8:Sheet1.E10" loext:label-string="&quot;Guided&quot;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Sheet1.B3:Sheet1.B5</svg:desc>
                </draw:g>
              </table:table-cell>
              <table:table-cell office:value-type="float" office:value="0.602022868">
                <text:p>0.602022868</text:p>
                <draw:g>
                  <svg:desc>Sheet1.C8:Sheet1.C10</svg:desc>
                </draw:g>
              </table:table-cell>
              <table:table-cell office:value-type="float" office:value="0.462909214">
                <text:p>0.462909214</text:p>
                <draw:g>
                  <svg:desc>Sheet1.D8:Sheet1.D10</svg:desc>
                </draw:g>
              </table:table-cell>
              <table:table-cell office:value-type="float" office:value="0.805224452">
                <text:p>0.805224452</text:p>
                <draw:g>
                  <svg:desc>Sheet1.E8:Sheet1.E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7505533">
                <text:p>0.557505533</text:p>
              </table:table-cell>
              <table:table-cell office:value-type="float" office:value="0.491554864">
                <text:p>0.491554864</text:p>
              </table:table-cell>
              <table:table-cell office:value-type="float" office:value="0.817123774">
                <text:p>0.8171237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28355489">
                <text:p>0.428355489</text:p>
              </table:table-cell>
              <table:table-cell office:value-type="float" office:value="0.422202423">
                <text:p>0.422202423</text:p>
              </table:table-cell>
              <table:table-cell office:value-type="float" office:value="0.788883634">
                <text:p>0.788883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